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vertical-align="top"/>
      <style:map style:condition="is-true-formula(AND(NOT(ISBLANK([.A$1])); NOT(ISBLANK([.$A18])); ISEVEN(ROW())))" style:apply-style-name="Cell" style:base-cell-address="Feuille1.A18"/>
    </style:style>
    <style:style style:name="ce28" style:family="table-cell" style:parent-style-name="Default">
      <style:table-cell-properties style:vertical-align="top"/>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34"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5"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5"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5"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5"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5"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5"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8"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8"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30"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5" office:value-type="string" calcext:value-type="string">
            <text:p>LA_MAISON_DES_SECRETS_DESC</text:p>
          </table:table-cell>
          <table:table-cell table:style-name="ce34"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number-columns-repeated="3" table:style-name="ce30" office:value-type="string" calcext:value-type="string">
            <text:p>🤣🤣🤣🤣🤣🤣</text:p>
          </table:table-cell>
          <table:table-cell table:number-columns-repeated="1021"/>
        </table:table-row>
        <table:table-row table:style-name="ro4">
          <table:table-cell table:style-name="ce25" office:value-type="string" calcext:value-type="string">
            <text:p>🤣🤣🤣🤣🤣🤣_DESC</text:p>
          </table:table-cell>
          <table:table-cell table:style-name="ce34"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24.093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31.04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32.395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office:value-type="string"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office:value-type="string"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office:value-type="string"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office:value-type="string"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style-name="ce19" office:value-type="string"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59.714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63.271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18])/(ROW()-2); &quot;&quot;)" office:value-type="percentage" office:value="1" calcext:value-type="percentage">
            <text:p>100%</text:p>
          </table:table-cell>
          <table:table-cell table:style-name="ce12" table:formula="of:=IF(NOT(ISBLANK([.C$1])); COUNTA([.C$2:.C118])/(ROW()-2); &quot;&quot;)" office:value-type="percentage" office:value="1" calcext:value-type="percentage">
            <text:p>100%</text:p>
          </table:table-cell>
          <table:table-cell table:style-name="ce12" table:formula="of:=IF(NOT(ISBLANK([.D$1])); COUNTA([.D$2:.D118])/(ROW()-2); &quot;&quot;)">
            <text:p/>
          </table:table-cell>
          <table:table-cell table:style-name="ce12" table:formula="of:=IF(NOT(ISBLANK([.E$1])); COUNTA([.E$2:.E118])/(ROW()-2); &quot;&quot;)">
            <text:p/>
          </table:table-cell>
          <table:table-cell table:style-name="ce12" table:formula="of:=IF(NOT(ISBLANK([.F$1])); COUNTA([.F$2:.F118])/(ROW()-2); &quot;&quot;)">
            <text:p/>
          </table:table-cell>
          <table:table-cell table:style-name="ce17" table:number-columns-repeated="1018"/>
        </table:table-row>
        <table:table-row table:style-name="ro1">
          <table:table-cell/>
          <table:table-cell table:style-name="ce22"/>
          <table:table-cell table:style-name="ce8"/>
          <table:table-cell table:number-columns-repeated="1021"/>
        </table:table-row>
        <table:table-row table:style-name="ro1" table:number-rows-repeated="1048455">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A36:Feuille1.AMJ1048576 Feuille1.D2:Feuille1.AMJ35 Feuille1.A30:Feuille1.A31 Feuille1.B2:Feuille1.C33 Feuille1.B35:Feuille1.C35">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A36:Feuille1.AMJ1048576 Feuille1.D2:Feuille1.AMJ35 Feuille1.A30:Feuille1.A31 Feuille1.B2:Feuille1.C33 Feuille1.B35:Feuille1.C35">
            <calcext:condition calcext:apply-style-name="Cell2" calcext:value="formula-is(AND(AND(NOT(ISBLANK([.A$1])); NOT(ISBLANK([.$A2]))); ISODD(ROW())))" calcext:base-cell-address="Feuille1.A2"/>
          </calcext:conditional-format>
          <calcext:conditional-format calcext:target-range-address="Feuille1.A18:Feuille1.A35 Feuille1.B34:Feuille1.C34">
            <calcext:condition calcext:apply-style-name="Cell" calcext:value="formula-is(AND(NOT(ISBLANK([.A$1])); NOT(ISBLANK([.$A18])); ISEVEN(ROW())))" calcext:base-cell-address="Feuille1.A18"/>
          </calcext:conditional-format>
          <calcext:conditional-format calcext:target-range-address="Feuille1.A18:Feuille1.A35 Feuille1.B34:Feuille1.C34">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8">00/00/0000</text:date>, <text:time style:data-style-name="N2" text:time-value="10:25:16.96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8T10:27:33.851000000</dc:date>
    <meta:editing-duration>PT10H17M34S</meta:editing-duration>
    <meta:editing-cycles>63</meta:editing-cycles>
    <meta:generator>LibreOffice/7.3.2.2$Windows_X86_64 LibreOffice_project/49f2b1bff42cfccbd8f788c8dc32c1c309559be0</meta:generator>
    <meta:document-statistic meta:table-count="1" meta:cell-count="360" meta:object-count="0"/>
  </office:meta>
</office:document-meta>
</file>